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Ripley</text:p>
      <text:p text:style-name="P1">CSCI 5828</text:p>
      <text:p text:style-name="P1">Homework 3</text:p>
      <text:p text:style-name="P2"/>
      <text:list xml:id="list798613232" text:style-name="L1">
        <text:list-item>
          <text:p text:style-name="P3">1. Traditional software life cycles or non agile life cycles are typically defined as patterns that emphasize process, correctness and a set schedule over the ability to be flexible in requirements and design. By contrast Agile development practices emphasize flexibility during development by using short iterations and “agile” processes that depend heavily upon customer involvement. These processes were primarily designed to solve the problem of changing requirements. Due to the unique nature of Software development requirements for a project will often change during the course of development due to changing customer needs. By using short iterations a Agile project can get quick customer feedback and can make adjustments to the requirements, testing and acceptance criteria during the course of the project. In a ideal situation this means that there is a greater probability of the customer getting the product they desire. </text:p>
        </text:list-item>
        <text:list-item>
          <text:p text:style-name="P3">Task decomposition is the practice of breaking down a program or problem into a set of separable, or more separable computational tasks that can be assigned to different threads. One of the <text:s/>purposes of task decomposition is to design a system that can scale to an arbitrary number of threads or cores. Thread allocation is more concerned about how many threads should be used in a concurrent system .The number of threads allocated to the various tasks should be dependent upon the the number of available cores on the machine as well as the type of tasks that need to be completed. For IO intensive applications a larger number of threads should be used, while computationally intensive applications should use a smaller number of a threads that scale to the architecture of the machine. </text:p>
        </text:list-item>
        <text:list-item>
          <text:p text:style-name="P3">The blocking coefficient in the context of Number of Threads = Number of Cores / (1 – Blocking Coefficient) is the ratio of time spent blocking waiting for IO and the total run time of the application. The general idea of this equation is to provide a estimate of how much time a thread will be active in a system. The more active the threads then the number of threads → number of cores. As the amount of time spent blocking increases the amount of threads in the system → infinity as each thread spends less and less time actually running on the CPU.</text:p>
        </text:list-item>
        <text:list-item>
          <text:p text:style-name="P3">Shared, isolated and pure mutability are designs for concurrent systems that encourage a increasing amount of isolation and immutability when dealing with variables internal to a thread. In a shared mutable design multiple threads can share the same variable so all accesses and writes must be synchronized such that no two threads access a variable at the same time. In a isolated mutable design all variables shared between multiple threads are isolated and protected so that only one thread can ever access or changes its value. All changes to this shared variable must be handled by this dedicated thread. In a pure mutability system there is no notion of changeable state and all threads maintain a private copy of all data needed for the computation. <text:s/>The reason the use of shared variables is discouraged is that to have correct or deterministic behavior for a multi threaded program access to these shared variables must be synchronized in such a way so that all updates are visible to all threads and race conditions between threads are avoided. The extra synchronization adds to the complexity of the code as well as decreased performanc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Droid Sans Fallback1" style:font-size-asian="10pt" style:font-name-complex="Liberation Mono" style:font-size-complex="10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20T20:31:54</meta:creation-date>
    <dc:date>2012-02-21T19:47:54</dc:date>
    <meta:editing-duration>PT4H29S</meta:editing-duration>
    <meta:editing-cycles>2</meta:editing-cycles>
    <meta:generator>LibreOffice/3.4$Unix LibreOffice_project/340m1$Build-1206</meta:generator>
    <meta:document-statistic meta:table-count="0" meta:image-count="0" meta:object-count="0" meta:page-count="1" meta:paragraph-count="7" meta:word-count="579" meta:character-count="3468" meta:non-whitespace-character-count="2895"/>
  </office:meta>
</office:document-meta>
</file>